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UrbanBody">
      <style:paragraph-properties fo:text-align="end" style:justify-single-word="false"/>
    </style:style>
    <style:style style:name="P8" style:family="paragraph" style:parent-style-name="UrbanTitle">
      <style:text-properties style:font-name="Times New Roman1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9"><text:span text:style-name="T7">do text</text:span></text:p><text:p text:style-name="P9"><text:span text:style-name="T7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><draw:frame draw:style-name="fr2" draw:name="Cadre1" text:anchor-type="paragraph" svg:x="7.77cm" svg:y="0.014cm" svg:width="8.192cm" svg:height="4.223cm" draw:z-index="0"><draw:text-box><text:p text:style-name="P2"><text:span text:style-name="T6">COPIE POUR INFORMATION A :</text:span><office:annotation><dc:creator>Gauthier Bastien</dc:creator><dc:date>2011-02-16T14:49:10</dc:date><text:p text:style-name="P9"><text:span text:style-name="T7">do text if not len(self.getApplicants()) &gt; 1</text:span></text:p><text:p text:style-name="P9"><text:span text:style-name="T7">from xhtml(applicantobj.getSignaletic(withaddress=True,linebyline=True))</text:span></text:p></office:annotation></text:p><text:p text:style-name="P2"/><text:p text:style-name="Frame_20_contents"><text:span text:style-name="T4"><office:annotation><dc:creator>Gauthier Bastien</dc:creator><dc:date>2011-02-17T09:18:17</dc:date><text:p text:style-name="P9"><text:span text:style-name="T7">do text if </text:span><text:span text:style-name="T8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6">RECOMMANDE</text:p><text:p text:style-name="P4"/><text:p text:style-name="Standard"/><text:p text:style-name="Standard"/><text:p text:style-name="Standard"/><text:p text:style-name="P5"><office:annotation><dc:creator>Gauthier Bastien</dc:creator><dc:date>2011-02-17T09:18:17</dc:date><text:p text:style-name="P9"><text:span text:style-name="T11">do text if </text:span><text:span text:style-name="T12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8">Décision concernant votre demande de permis d'urbanisme</text:p>
      <text:p text:style-name="UrbanBody"/>
      <text:p text:style-name="UrbanBody"><text:span text:style-name="T5"><office:annotation><dc:creator>Gauthier Bastien</dc:creator><dc:date>2011-01-13T14:56:41</dc:date><text:p text:style-name="P9"><text:span text:style-name="T7">do text</text:span></text:p><text:p text:style-name="P9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9"><text:span text:style-name="T10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9"><text:span text:style-name="T9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9"><text:span text:style-name="T8">do text if not len(self.getApplicants()) &gt; 1</text:span></text:p></office:annotation><text:tab/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9"><text:span text:style-name="T8">do text if len(self.getApplicants()) &gt; 1</text:span></text:p></office:annotation><text:span text:style-name="T3"><text:tab/>&lt;%Titre%&gt;</text:span>,</text:p>
      <text:p text:style-name="UrbanBody"/>
      <text:p text:style-name="UrbanBody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6"><text:text-input text:description="Décision">self.displayValue(urbanEventObj.Vocabulary('decision')[0], urbanEventObj.getDecision()).upper()</text:text-input></text:span>.</text:p>
      <text:p text:style-name="UrbanBody"/>
      <text:p text:style-name="UrbanBody"><office:annotation><dc:creator>Gauthier Bastien</dc:creator><dc:date>2011-02-21T09:23:46</dc:date><text:p text:style-name="P9"><text:span text:style-name="T8">do text if not len(self.getApplicants()) &gt; 1</text:span></text:p></office:annotation><text:tab/>Vous souhaitant bonne réception de cette lettre et de son annexe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9"><text:span text:style-name="T8">do text if len(self.getApplicants()) &gt; 1</text:span></text:p></office:annotation><text:tab/>Vous souhaitant bonne réception de cette lettre et de son annexe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9"><text:span text:style-name="T7">do text</text:span></text:p><text:p text:style-name="P9"><text:span text:style-name="T7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meta:creation-date>2009-07-27T10:37:25</meta:creation-date>
    <dc:date>2011-09-09T11:49:29</dc:date>
    <dc:language>fr-FR</dc:language>
    <meta:editing-cycles>72</meta:editing-cycles>
    <meta:editing-duration>PT32H03M36S</meta:editing-duration>
    <dc:creator>Gauthier Bastien</dc:creator>
    <meta:document-statistic meta:table-count="0" meta:image-count="0" meta:object-count="0" meta:page-count="1" meta:paragraph-count="19" meta:word-count="133" meta:character-count="1283"/>
    <meta:user-defined meta:name="Info 1"/>
    <meta:user-defined meta:name="Info 2"/>
    <meta:user-defined meta:name="Info 3"/>
    <meta:user-defined meta:name="Info 4"/>
  </office:meta>
</office:document-meta>
</file>